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4017" officeooo:paragraph-rsid="00134017"/>
    </style:style>
    <style:style style:name="P2" style:family="paragraph" style:parent-style-name="Text_20_body">
      <style:text-properties officeooo:rsid="0013ceaf" officeooo:paragraph-rsid="0013ceaf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0f45e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45ea" style:text-blinking="false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Text_20_body"/>
      <text:p text:style-name="P3">En kannukkula </text:p>
      <text:p text:style-name="P5"><text:span text:style-name="T1">&lt;iframe width="100%" height="300" scrolling="no" frameborder="no" allow="autoplay" src="</text:span><text:a xlink:type="simple" xlink:href="https://w.soundcloud.com/player/?url=https%3A//api.soundcloud.com/tracks/206493559&amp;color=%23ff5500&amp;auto_play=false&amp;hide_related=false&amp;show_comments=true&amp;show_user=true&amp;show_reposts=false&amp;show_teaser=true&amp;visual=true" text:style-name="Internet_20_link" text:visited-style-name="Visited_20_Internet_20_Link"><text:span text:style-name="T3">https://w.soundcloud.com/player/?url=https%3A//api.soundcloud.com/tracks/206493559&amp;color=%23ff5500&amp;auto_play=false&amp;hide_related=false&amp;show_comments=true&amp;show_user=true&amp;show_reposts=false&amp;show_teaser=true&amp;visual=true</text:span></text:a><text:span text:style-name="T1">"&gt;&lt;/iframe&gt;</text:span></text:p>
      <text:p text:style-name="Text_20_body"/>
      <text:p text:style-name="P3">Ennai kollathey</text:p>
      <text:p text:style-name="P4"><text:span text:style-name="T1">&lt;iframe width="100%" height="300" scrolling="no" frameborder="no" allow="autoplay" src="</text:span><text:a xlink:type="simple" xlink:href="https://w.soundcloud.com/player/?url=https%3A//api.soundcloud.com/tracks/291358852&amp;color=%23ff5500&amp;auto_play=false&amp;hide_related=false&amp;show_comments=true&amp;show_user=true&amp;show_reposts=false&amp;show_teaser=true&amp;visual=true" text:style-name="Internet_20_link" text:visited-style-name="Visited_20_Internet_20_Link"><text:span text:style-name="T3">https://w.soundcloud.com/player/?url=https%3A//api.soundcloud.com/tracks/291358852&amp;color=%23ff5500&amp;auto_play=false&amp;hide_related=false&amp;show_comments=true&amp;show_user=true&amp;show_reposts=false&amp;show_teaser=true&amp;visual=true</text:span></text:a><text:span text:style-name="T1">"&gt;&lt;/iframe&gt;</text:span></text:p>
      <text:p text:style-name="Text_20_body"/>
      <text:p text:style-name="P3">Maruvarththai</text:p>
      <text:p text:style-name="P4"><text:span text:style-name="T1">&lt;iframe width="100%" height="300" scrolling="no" frameborder="no" allow="autoplay" src="</text:span><text:a xlink:type="simple" xlink:href="https://w.soundcloud.com/player/?url=https%3A//api.soundcloud.com/tracks/311739188&amp;color=%23ff5500&amp;auto_play=false&amp;hide_related=false&amp;show_comments=true&amp;show_user=true&amp;show_reposts=false&amp;show_teaser=true&amp;visual=true" text:style-name="Internet_20_link" text:visited-style-name="Visited_20_Internet_20_Link"><text:span text:style-name="T3">https://w.soundcloud.com/player/?url=https%3A//api.soundcloud.com/tracks/311739188&amp;color=%23ff5500&amp;auto_play=false&amp;hide_related=false&amp;show_comments=true&amp;show_user=true&amp;show_reposts=false&amp;show_teaser=true&amp;visual=true</text:span></text:a><text:span text:style-name="T1">"&gt;&lt;/iframe&gt;</text:span></text:p>
      <text:p text:style-name="Text_20_body"/>
      <text:p text:style-name="P3">Ponauyiru vanthidichsu</text:p>
      <text:p text:style-name="P4"><text:span text:style-name="T1">&lt;iframe width="100%" height="300" scrolling="no" frameborder="no" allow="autoplay" src="</text:span><text:a xlink:type="simple" xlink:href="https://w.soundcloud.com/player/?url=https%3A//api.soundcloud.com/tracks/311741004&amp;color=%23ff5500&amp;auto_play=false&amp;hide_related=false&amp;show_comments=true&amp;show_user=true&amp;show_reposts=false&amp;show_teaser=true&amp;visual=true" text:style-name="Internet_20_link" text:visited-style-name="Visited_20_Internet_20_Link"><text:span text:style-name="T3">https://w.soundcloud.com/player/?url=https%3A//api.soundcloud.com/tracks/311741004&amp;color=%23ff5500&amp;auto_play=false&amp;hide_related=false&amp;show_comments=true&amp;show_user=true&amp;show_reposts=false&amp;show_teaser=true&amp;visual=true</text:span></text:a><text:span text:style-name="T1">"&gt;&lt;/iframe&gt;</text:span></text:p>
      <text:p text:style-name="Text_20_body"/>
      <text:p text:style-name="P3">Kannamma</text:p>
      <text:p text:style-name="P4"><text:span text:style-name="T1">&lt;iframe width="100%" height="300" scrolling="no" frameborder="no" allow="autoplay" src="</text:span><text:a xlink:type="simple" xlink:href="https://w.soundcloud.com/player/?url=https%3A//api.soundcloud.com/tracks/311971479&amp;color=%23ff5500&amp;auto_play=false&amp;hide_related=false&amp;show_comments=true&amp;show_user=true&amp;show_reposts=false&amp;show_teaser=true&amp;visual=true" text:style-name="Internet_20_link" text:visited-style-name="Visited_20_Internet_20_Link"><text:span text:style-name="T3">https://w.soundcloud.com/player/?url=https%3A//api.soundcloud.com/tracks/311971479&amp;color=%23ff5500&amp;auto_play=false&amp;hide_related=false&amp;show_comments=true&amp;show_user=true&amp;show_reposts=false&amp;show_teaser=true&amp;visual=true</text:span></text:a><text:span text:style-name="T1">"&gt;&lt;/iframe&gt;</text:span></text:p>
      <text:p text:style-name="Text_20_body"/>
      <text:p text:style-name="P3">Neethane neethane </text:p>
      <text:p text:style-name="P4"><text:soft-page-break/><text:span text:style-name="T1">&lt;iframe width="100%" height="300" scrolling="no" frameborder="no" allow="autoplay" src="</text:span><text:a xlink:type="simple" xlink:href="https://w.soundcloud.com/player/?url=https%3A//api.soundcloud.com/tracks/340155138&amp;color=%23ff5500&amp;auto_play=false&amp;hide_related=false&amp;show_comments=true&amp;show_user=true&amp;show_reposts=false&amp;show_teaser=true&amp;visual=true" text:style-name="Internet_20_link" text:visited-style-name="Visited_20_Internet_20_Link"><text:span text:style-name="T3">https://w.soundcloud.com/player/?url=https%3A//api.soundcloud.com/tracks/340155138&amp;color=%23ff5500&amp;auto_play=false&amp;hide_related=false&amp;show_comments=true&amp;show_user=true&amp;show_reposts=false&amp;show_teaser=true&amp;visual=true</text:span></text:a><text:span text:style-name="T1">"&gt;&lt;/iframe&gt;</text:span></text:p>
      <text:p text:style-name="Text_20_body"/>
      <text:p text:style-name="P3">Samikidda sollii puddan</text:p>
      <text:p text:style-name="P4"><text:span text:style-name="T1">&lt;iframe width="100%" height="300" scrolling="no" frameborder="no" allow="autoplay" src="</text:span><text:a xlink:type="simple" xlink:href="https://w.soundcloud.com/player/?url=https%3A//api.soundcloud.com/tracks/315383355&amp;color=%23ff5500&amp;auto_play=false&amp;hide_related=false&amp;show_comments=true&amp;show_user=true&amp;show_reposts=false&amp;show_teaser=true&amp;visual=true" text:style-name="Internet_20_link" text:visited-style-name="Visited_20_Internet_20_Link"><text:span text:style-name="T3">https://w.soundcloud.com/player/?url=https%3A//api.soundcloud.com/tracks/315383355&amp;color=%23ff5500&amp;auto_play=false&amp;hide_related=false&amp;show_comments=true&amp;show_user=true&amp;show_reposts=false&amp;show_teaser=true&amp;visual=true</text:span></text:a><text:span text:style-name="T1">"&gt;&lt;/iframe&gt;</text:span></text:p>
      <text:p text:style-name="Text_20_body"/>
      <text:p text:style-name="P3">Ammadi ammadi</text:p>
      <text:p text:style-name="Text_20_body"/>
      <text:p text:style-name="P4"><text:span text:style-name="T1">&lt;iframe width="100%" height="300" scrolling="no" frameborder="no" allow="autoplay" src="</text:span><text:a xlink:type="simple" xlink:href="https://w.soundcloud.com/player/?url=https%3A//api.soundcloud.com/tracks/315401304&amp;color=%23ff5500&amp;auto_play=false&amp;hide_related=false&amp;show_comments=true&amp;show_user=true&amp;show_reposts=false&amp;show_teaser=true&amp;visual=true" text:style-name="Internet_20_link" text:visited-style-name="Visited_20_Internet_20_Link"><text:span text:style-name="T3">https://w.soundcloud.com/player/?url=https%3A//api.soundcloud.com/tracks/315401304&amp;color=%23ff5500&amp;auto_play=false&amp;hide_related=false&amp;show_comments=true&amp;show_user=true&amp;show_reposts=false&amp;show_teaser=true&amp;visual=true</text:span></text:a><text:span text:style-name="T1">"&gt;&lt;/iframe&gt;</text:span></text:p>
      <text:p text:style-name="Text_20_body"/>
      <text:p text:style-name="P3">Oru kili oru kili</text:p>
      <text:p text:style-name="Text_20_body"><text:line-break/><text:span text:style-name="T1">&lt;iframe width="100%" height="300" scrolling="no" frameborder="no" allow="autoplay" src="</text:span><text:a xlink:type="simple" xlink:href="https://w.soundcloud.com/player/?url=https%3A//api.soundcloud.com/tracks/36358909&amp;color=7%23ff5500&amp;auto_play=false&amp;hide_related=false&amp;show_comments=true&amp;show_user=true&amp;show_reposts=false&amp;show_teaser=true&amp;visual=true" text:style-name="Internet_20_link" text:visited-style-name="Visited_20_Internet_20_Link"><text:span text:style-name="T3">https://w.soundcloud.com/player/?url=https%3A//api.soundcloud.com/tracks/36358909&amp;color=7%23ff5500&amp;auto_play=false&amp;hide_related=false&amp;show_comments=true&amp;show_user=true&amp;show_reposts=false&amp;show_teaser=true&amp;visual=true</text:span></text:a><text:span text:style-name="T1">"&gt;&lt;/iframe&gt;</text:span></text:p>
      <text:p text:style-name="P1"><text:span text:style-name="T1">irumugan</text:span></text:p>
      <text:p text:style-name="P1"><text:span text:style-name="T1">jiro</text:span></text:p>
      <text:p text:style-name="P1"><text:span text:style-name="T1">theeran</text:span></text:p>
      <text:p text:style-name="P2"><text:span text:style-name="T1">athukkaka idavanthalo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2:52:50.330381988</meta:creation-date>
    <dc:date>2018-08-08T16:49:04.852469174</dc:date>
    <meta:editing-duration>PT6M5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87" meta:character-count="3010" meta:non-whitespace-character-count="2942"/>
  </office:meta>
</office:document-meta>
</file>